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8pt" officeooo:rsid="001754d1" officeooo:paragraph-rsid="001754d1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754d1" officeooo:paragraph-rsid="001754d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ging Mathematics</text:p>
      <text:p text:style-name="P1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3T22:04:17.612496125</dc:date>
    <meta:editing-duration>PT1H21M18S</meta:editing-duration>
    <meta:editing-cycles>1</meta:editing-cycles>
    <meta:document-statistic meta:table-count="0" meta:image-count="0" meta:object-count="0" meta:page-count="1" meta:paragraph-count="2" meta:word-count="2" meta:character-count="20" meta:non-whitespace-character-count="18"/>
    <meta:generator>LibreOffice/7.2.3.2$Linux_X86_64 LibreOffice_project/20$Build-2</meta:generator>
  </office:meta>
</office:document-meta>
</file>